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Hv BT" svg:font-family="'Futura Hv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none" draw:textarea-horizontal-align="justify" draw:textarea-vertical-align="middle" draw:auto-grow-height="false" fo:min-height="1.02cm" fo:min-width="9.66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1.02cm" fo:min-width="9.02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gr4" style:family="graphic" style:parent-style-name="standard">
      <style:graphic-properties svg:stroke-color="#b2b2b2" draw:fill="none"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svg:stroke-color="#b2b2b2" draw:fill="none" draw:textarea-horizontal-align="justify" draw:textarea-vertical-align="middle" draw:auto-grow-height="false" fo:min-height="2.299cm" fo:min-width="2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Futura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Futura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Futura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.27cm" svg:x="0.635cm" svg:y="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25cm" svg:height="1.27cm" svg:x="11.43cm" svg:y="3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27cm" svg:x="0.63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25cm" svg:height="1.27cm" svg:x="11.43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27cm" svg:x="0.635cm" svg:y="13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25cm" svg:height="1.27cm" svg:x="11.43cm" svg:y="13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27cm" svg:x="0.635cm" svg:y="8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25cm" svg:height="1.27cm" svg:x="11.43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27cm" svg:x="0.635cm" svg:y="10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25cm" svg:height="1.27cm" svg:x="11.43cm" svg:y="10.7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16cm" svg:height="1.524cm" svg:x="5.715cm" svg:y="1.27cm">
          <draw:text-box>
            <text:p text:style-name="P2"><text:span text:style-name="T1">NAV BAR</text:span></text:p>
          </draw:text-box>
        </draw:frame>
        <draw:frame draw:style-name="gr3" draw:text-style-name="P3" draw:layer="layout" svg:width="10.16cm" svg:height="1.524cm" svg:x="5.715cm" svg:y="15.875cm">
          <draw:text-box>
            <text:p text:style-name="P2"><text:span text:style-name="T1">NAV ICONS</text:span></text:p>
          </draw:text-box>
        </draw:frame>
        <draw:custom-shape draw:style-name="gr4" draw:text-style-name="P1" draw:layer="layout" svg:width="2.54cm" svg:height="2.54cm" svg:x="0.635cm" svg:y="17.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2.549cm" svg:x="5.08cm" svg:y="17.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9.525cm" svg:y="17.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3.97cm" svg:y="17.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8.415cm" svg:y="17.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0.635cm" svg:y="24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2.549cm" svg:x="5.08cm" svg:y="24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9.525cm" svg:y="24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3.97cm" svg:y="24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8.415cm" svg:y="24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0.635cm" svg:y="21.3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2.549cm" svg:x="5.08cm" svg:y="21.3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9.525cm" svg:y="21.3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3.97cm" svg:y="21.3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8.415cm" svg:y="21.3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Hv BT" svg:font-family="'Futura Hv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6T14:41:51.401000000</meta:creation-date>
    <meta:print-date>2020-06-06T15:02:06.189000000</meta:print-date>
    <dc:date>2020-06-06T20:59:10.892000000</dc:date>
    <meta:editing-duration>PT5H56M38S</meta:editing-duration>
    <meta:editing-cycles>1</meta:editing-cycles>
    <meta:document-statistic meta:object-count="27"/>
    <meta:generator>LibreOffice/6.3.2.2$Windows_X86_64 LibreOffice_project/98b30e735bda24bc04ab42594c85f7fd8be07b9c</meta:generator>
  </office:meta>
</office:document-meta>
</file>